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2023-01-18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2022-01-04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2021-03-09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2020-01-07 1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7504" calcext:value-type="float">
            <text:p>85.9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2019-01-08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2018-01-10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2017-01-11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2016-08-02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3304" calcext:value-type="float">
            <text:p>82.8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2016-01-06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2015-01-07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2014-01-07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2013-01-0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2012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9584" calcext:value-type="float">
            <text:p>83.5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2011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2010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9256" calcext:value-type="float">
            <text:p>82.4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2009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888" calcext:value-type="float">
            <text:p>82.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2008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2007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2006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7544" calcext:value-type="float">
            <text:p>82.4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2005-01-10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7816" calcext:value-type="float">
            <text:p>82.3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2004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2003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2216" calcext:value-type="float">
            <text:p>83.2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2002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224" calcext:value-type="float">
            <text:p>82.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2000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5664" calcext:value-type="float">
            <text:p>82.6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1999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7584" calcext:value-type="float">
            <text:p>82.7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1998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3888" calcext:value-type="float">
            <text:p>82.9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1997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1996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1995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1994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1993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4912" calcext:value-type="float">
            <text:p>82.7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0</text:p>
          </table:table-cell>
          <table:table-cell office:value-type="string" calcext:value-type="string">
            <text:p>1992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